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0907c" officeooo:paragraph-rsid="0020907c"/>
    </style:style>
    <style:style style:name="P2" style:family="paragraph" style:parent-style-name="Standard">
      <style:paragraph-properties fo:text-align="center" style:justify-single-word="false"/>
      <style:text-properties fo:font-weight="bold" officeooo:rsid="0020907c" officeooo:paragraph-rsid="0020907c" style:font-weight-asian="bold" style:font-weight-complex="bold"/>
    </style:style>
    <style:style style:name="P3" style:family="paragraph" style:parent-style-name="Standard">
      <style:paragraph-properties fo:text-align="center" style:justify-single-word="false"/>
      <style:text-properties fo:font-weight="bold" officeooo:rsid="0020907c" officeooo:paragraph-rsid="0042be08" style:font-weight-asian="bold" style:font-weight-complex="bold"/>
    </style:style>
    <style:style style:name="P4" style:family="paragraph" style:parent-style-name="Standard">
      <style:paragraph-properties fo:text-align="start" style:justify-single-word="false"/>
      <style:text-properties fo:font-weight="bold" officeooo:rsid="0020907c" officeooo:paragraph-rsid="0020907c" style:font-weight-asian="bold" style:font-weight-complex="bold"/>
    </style:style>
    <style:style style:name="P5" style:family="paragraph" style:parent-style-name="Standard">
      <style:paragraph-properties fo:text-align="justify" style:justify-single-word="false"/>
      <style:text-properties officeooo:paragraph-rsid="00ef07f0"/>
    </style:style>
    <style:style style:name="P6" style:family="paragraph" style:parent-style-name="Standard">
      <style:paragraph-properties fo:text-align="justify" style:justify-single-word="false"/>
      <style:text-properties officeooo:paragraph-rsid="00f27906"/>
    </style:style>
    <style:style style:name="P7" style:family="paragraph" style:parent-style-name="Standard">
      <style:paragraph-properties fo:text-align="justify" style:justify-single-word="false"/>
      <style:text-properties officeooo:paragraph-rsid="00f524c1"/>
    </style:style>
    <style:style style:name="P8" style:family="paragraph" style:parent-style-name="Standard">
      <style:paragraph-properties fo:text-align="justify" style:justify-single-word="false"/>
      <style:text-properties officeooo:paragraph-rsid="00fd5213"/>
    </style:style>
    <style:style style:name="P9" style:family="paragraph" style:parent-style-name="Standard">
      <style:paragraph-properties fo:text-align="justify" style:justify-single-word="false"/>
      <style:text-properties officeooo:paragraph-rsid="01028fb2"/>
    </style:style>
    <style:style style:name="P10" style:family="paragraph" style:parent-style-name="Standard">
      <style:paragraph-properties fo:text-align="justify" style:justify-single-word="false"/>
      <style:text-properties officeooo:rsid="0106959f" officeooo:paragraph-rsid="0106959f"/>
    </style:style>
    <style:style style:name="P11" style:family="paragraph" style:parent-style-name="Standard">
      <style:paragraph-properties fo:text-align="justify" style:justify-single-word="false"/>
      <style:text-properties officeooo:rsid="0106959f" officeooo:paragraph-rsid="010b1346"/>
    </style:style>
    <style:style style:name="P12" style:family="paragraph" style:parent-style-name="Standard">
      <style:paragraph-properties fo:text-align="justify" style:justify-single-word="false"/>
      <style:text-properties officeooo:rsid="01128cea" officeooo:paragraph-rsid="011923d6"/>
    </style:style>
    <style:style style:name="P13" style:family="paragraph" style:parent-style-name="Standard">
      <style:paragraph-properties fo:text-align="justify" style:justify-single-word="false"/>
      <style:text-properties officeooo:rsid="01128cea" officeooo:paragraph-rsid="01204d2b"/>
    </style:style>
    <style:style style:name="T1" style:family="text">
      <style:text-properties fo:font-weight="normal" style:font-weight-asian="normal" style:font-weight-complex="normal"/>
    </style:style>
    <style:style style:name="T2" style:family="text">
      <style:text-properties fo:font-weight="normal" officeooo:rsid="00274bc0" style:font-weight-asian="normal" style:font-weight-complex="normal"/>
    </style:style>
    <style:style style:name="T3" style:family="text">
      <style:text-properties fo:font-weight="normal" officeooo:rsid="00c76b93" style:font-weight-asian="normal" style:font-weight-complex="normal"/>
    </style:style>
    <style:style style:name="T4" style:family="text">
      <style:text-properties fo:font-weight="normal" officeooo:rsid="00dc54c2" style:font-weight-asian="normal" style:font-weight-complex="normal"/>
    </style:style>
    <style:style style:name="T5" style:family="text">
      <style:text-properties fo:font-weight="normal" officeooo:rsid="00e54ff4" style:font-weight-asian="normal" style:font-weight-complex="normal"/>
    </style:style>
    <style:style style:name="T6" style:family="text">
      <style:text-properties fo:font-weight="normal" officeooo:rsid="00e68fde" style:font-weight-asian="normal" style:font-weight-complex="normal"/>
    </style:style>
    <style:style style:name="T7" style:family="text">
      <style:text-properties fo:font-weight="normal" officeooo:rsid="00e83b12" style:font-weight-asian="normal" style:font-weight-complex="normal"/>
    </style:style>
    <style:style style:name="T8" style:family="text">
      <style:text-properties fo:font-weight="normal" officeooo:rsid="00eb1800" style:font-weight-asian="normal" style:font-weight-complex="normal"/>
    </style:style>
    <style:style style:name="T9" style:family="text">
      <style:text-properties fo:font-weight="normal" officeooo:rsid="00ef07f0" style:font-weight-asian="normal" style:font-weight-complex="normal"/>
    </style:style>
    <style:style style:name="T10" style:family="text">
      <style:text-properties fo:font-weight="normal" officeooo:rsid="00ef0f54" style:font-weight-asian="normal" style:font-weight-complex="normal"/>
    </style:style>
    <style:style style:name="T11" style:family="text">
      <style:text-properties fo:font-weight="normal" officeooo:rsid="00ef446c" style:font-weight-asian="normal" style:font-weight-complex="normal"/>
    </style:style>
    <style:style style:name="T12" style:family="text">
      <style:text-properties fo:font-weight="normal" officeooo:rsid="00f14840" style:font-weight-asian="normal" style:font-weight-complex="normal"/>
    </style:style>
    <style:style style:name="T13" style:family="text">
      <style:text-properties fo:font-weight="normal" officeooo:rsid="00f27906" style:font-weight-asian="normal" style:font-weight-complex="normal"/>
    </style:style>
    <style:style style:name="T14" style:family="text">
      <style:text-properties fo:font-weight="normal" officeooo:rsid="00f40da7" style:font-weight-asian="normal" style:font-weight-complex="normal"/>
    </style:style>
    <style:style style:name="T15" style:family="text">
      <style:text-properties fo:font-weight="normal" officeooo:rsid="00f524c1" style:font-weight-asian="normal" style:font-weight-complex="normal"/>
    </style:style>
    <style:style style:name="T16" style:family="text">
      <style:text-properties fo:font-weight="normal" officeooo:rsid="00f8143b" style:font-weight-asian="normal" style:font-weight-complex="normal"/>
    </style:style>
    <style:style style:name="T17" style:family="text">
      <style:text-properties fo:font-weight="normal" officeooo:rsid="00f94bd8" style:font-weight-asian="normal" style:font-weight-complex="normal"/>
    </style:style>
    <style:style style:name="T18" style:family="text">
      <style:text-properties fo:font-weight="normal" officeooo:rsid="00fac70e" style:font-weight-asian="normal" style:font-weight-complex="normal"/>
    </style:style>
    <style:style style:name="T19" style:family="text">
      <style:text-properties fo:font-weight="normal" officeooo:rsid="00fba956" style:font-weight-asian="normal" style:font-weight-complex="normal"/>
    </style:style>
    <style:style style:name="T20" style:family="text">
      <style:text-properties fo:font-weight="normal" officeooo:rsid="00fc5465" style:font-weight-asian="normal" style:font-weight-complex="normal"/>
    </style:style>
    <style:style style:name="T21" style:family="text">
      <style:text-properties fo:font-weight="normal" officeooo:rsid="00fd5213" style:font-weight-asian="normal" style:font-weight-complex="normal"/>
    </style:style>
    <style:style style:name="T22" style:family="text">
      <style:text-properties fo:font-weight="normal" officeooo:rsid="00ff317a" style:font-weight-asian="normal" style:font-weight-complex="normal"/>
    </style:style>
    <style:style style:name="T23" style:family="text">
      <style:text-properties fo:font-weight="normal" officeooo:rsid="01016fe0" style:font-weight-asian="normal" style:font-weight-complex="normal"/>
    </style:style>
    <style:style style:name="T24" style:family="text">
      <style:text-properties fo:font-weight="normal" officeooo:rsid="01028fb2" style:font-weight-asian="normal" style:font-weight-complex="normal"/>
    </style:style>
    <style:style style:name="T25" style:family="text">
      <style:text-properties fo:font-weight="normal" officeooo:rsid="0102a5f6" style:font-weight-asian="normal" style:font-weight-complex="normal"/>
    </style:style>
    <style:style style:name="T26" style:family="text">
      <style:text-properties fo:font-weight="normal" officeooo:rsid="01030dcf" style:font-weight-asian="normal" style:font-weight-complex="normal"/>
    </style:style>
    <style:style style:name="T27" style:family="text">
      <style:text-properties fo:font-weight="normal" officeooo:rsid="01042f36" style:font-weight-asian="normal" style:font-weight-complex="normal"/>
    </style:style>
    <style:style style:name="T28" style:family="text">
      <style:text-properties fo:font-weight="normal" officeooo:rsid="01045a9f" style:font-weight-asian="normal" style:font-weight-complex="normal"/>
    </style:style>
    <style:style style:name="T29" style:family="text">
      <style:text-properties fo:font-weight="normal" officeooo:rsid="0106e088" style:font-weight-asian="normal" style:font-weight-complex="normal"/>
    </style:style>
    <style:style style:name="T30" style:family="text">
      <style:text-properties fo:font-weight="normal" officeooo:rsid="01077e8d" style:font-weight-asian="normal" style:font-weight-complex="normal"/>
    </style:style>
    <style:style style:name="T31" style:family="text">
      <style:text-properties fo:font-weight="normal" officeooo:rsid="0108f923" style:font-weight-asian="normal" style:font-weight-complex="normal"/>
    </style:style>
    <style:style style:name="T32" style:family="text">
      <style:text-properties fo:font-weight="normal" officeooo:rsid="010b1346" style:font-weight-asian="normal" style:font-weight-complex="normal"/>
    </style:style>
    <style:style style:name="T33" style:family="text">
      <style:text-properties fo:font-weight="normal" officeooo:rsid="010e0012" style:font-weight-asian="normal" style:font-weight-complex="normal"/>
    </style:style>
    <style:style style:name="T34" style:family="text">
      <style:text-properties fo:font-weight="normal" officeooo:rsid="0114960e" style:font-weight-asian="normal" style:font-weight-complex="normal"/>
    </style:style>
    <style:style style:name="T35" style:family="text">
      <style:text-properties fo:font-weight="normal" officeooo:rsid="01162abd" style:font-weight-asian="normal" style:font-weight-complex="normal"/>
    </style:style>
    <style:style style:name="T36" style:family="text">
      <style:text-properties fo:font-weight="normal" officeooo:rsid="011923d6" style:font-weight-asian="normal" style:font-weight-complex="normal"/>
    </style:style>
    <style:style style:name="T37" style:family="text">
      <style:text-properties fo:font-weight="normal" officeooo:rsid="011c7ad7" style:font-weight-asian="normal" style:font-weight-complex="normal"/>
    </style:style>
    <style:style style:name="T38" style:family="text">
      <style:text-properties fo:font-weight="normal" officeooo:rsid="011f06e6" style:font-weight-asian="normal" style:font-weight-complex="normal"/>
    </style:style>
    <style:style style:name="T39" style:family="text">
      <style:text-properties fo:font-weight="normal" officeooo:rsid="011fd6d9" style:font-weight-asian="normal" style:font-weight-complex="normal"/>
    </style:style>
    <style:style style:name="T40" style:family="text">
      <style:text-properties fo:font-weight="normal" officeooo:rsid="01204d2b" style:font-weight-asian="normal" style:font-weight-complex="normal"/>
    </style:style>
    <style:style style:name="T41" style:family="text">
      <style:text-properties officeooo:rsid="00daa737"/>
    </style:style>
    <style:style style:name="T42" style:family="text">
      <style:text-properties fo:font-weight="bold" officeooo:rsid="01162ab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aper Review <text:span text:style-name="T41">4 </text:span>- Memory Resource Management in VMware ESX Server</text:p>
      <text:p text:style-name="P4"/>
      <text:p text:style-name="P5"><text:span text:style-name="T2"><text:tab/></text:span><text:span text:style-name="T4">VMware ESX Server is a thin software layer designed to multiplex hardware resources efficiently among virtual machine </text:span><text:span text:style-name="T5">m</text:span><text:span text:style-name="T4">onitor</text:span><text:span text:style-name="T5">s </text:span><text:span text:style-name="T6">[VMM]</text:span><text:span text:style-name="T4"> running unmodified commodity operating systems. ESX Server manage system hardware directly </text:span><text:span text:style-name="T5">whereas </text:span><text:span text:style-name="T6">VMM </text:span><text:span text:style-name="T3">needs a hosted OS </text:span><text:span text:style-name="T7">thus providing significantly higher I/O performance and complete control over resource management </text:span><text:span text:style-name="T8">when compared to VMM. VMware ESX Server </text:span><text:span text:style-name="T9">requires an </text:span><text:span text:style-name="T8">efficient memory management techniques </text:span><text:span text:style-name="T10">to allocate memory across virtual machines running existing operating systems without modification. This</text:span><text:span text:style-name="T8"> paper describes several novel mechanisms and policies for managing memory in VMware ESX Server.</text:span></text:p>
      <text:p text:style-name="P5"><text:span text:style-name="T8"/></text:p>
      <text:p text:style-name="P6"><text:span text:style-name="T8">A guest operating system that executes within a virtual machine expects a zero-based physical address</text:span></text:p>
      <text:p text:style-name="P7"><text:span text:style-name="T8">space, as provided by real hardware. ESX Server </text:span><text:span text:style-name="T13">satisfies this by </text:span><text:span text:style-name="T11">provid</text:span><text:span text:style-name="T13">ing</text:span><text:span text:style-name="T8"> each VM </text:span><text:span text:style-name="T11">with m</text:span><text:span text:style-name="T8">emory </text:span><text:span text:style-name="T11">v</text:span><text:span text:style-name="T8">irtualization </text:span><text:span text:style-name="T12">by </text:span><text:span text:style-name="T13">a</text:span><text:span text:style-name="T12">dding an extra level of address translation. </text:span><text:span text:style-name="T15">To achieve this </text:span><text:span text:style-name="T8">ESX Server </text:span><text:span text:style-name="T15">provides</text:span><text:span text:style-name="T12"> Pmap </text:span><text:span text:style-name="T14">for </text:span><text:span text:style-name="T12">physical-to-machine page mappin</text:span><text:span text:style-name="T14">g and </text:span><text:span text:style-name="T12">Shadow page table</text:span><text:span text:style-name="T14"> for </text:span><text:span text:style-name="T12">virtual-to-machine page </text:span><text:span text:style-name="T15">mapping. This method <text:s/>has no additional performance overhead since hardware TLB will cache direct virtual-to-machine address translations read from the shadow page table. It is flexible since </text:span><text:span text:style-name="T8">ESX Server</text:span><text:span text:style-name="T15"> can remap a “physical page” by changing pmap and can monitor guest memory access.</text:span></text:p>
      <text:p text:style-name="P7"><text:span text:style-name="T15"/></text:p>
      <text:p text:style-name="P8"><text:span text:style-name="T15">ESX Server supports </text:span><text:span text:style-name="T16">m</text:span><text:span text:style-name="T15">emory </text:span><text:span text:style-name="T16">over-commitment,wherein the t</text:span><text:span text:style-name="T15">otal size configured for all running VM exceeds the total amount of actual machine memory. When memory is </text:span><text:span text:style-name="T17">over-committed</text:span><text:span text:style-name="T15">, <text:s/>ESX Server </text:span><text:span text:style-name="T17">should </text:span><text:span text:style-name="T15">reclaim space from one or more of the VMs. Conventional page replacement </text:span><text:span text:style-name="T17">i</text:span><text:span text:style-name="T15">ntroduce</text:span><text:span text:style-name="T17">d by </text:span><text:span text:style-name="T15">an extra level of paging </text:span><text:span text:style-name="T17">has poor performance and many issues,so the authors of the paper propose a technique known as Ballooning,in which </text:span><text:span text:style-name="T15">ESX Server</text:span><text:span text:style-name="T17"> implicitly coaxes a guest OS into reclaiming memory using its own native page replacement </text:span><text:span text:style-name="T19">algorithms. In</text:span><text:span text:style-name="T18"> Ballooning, the</text:span><text:span text:style-name="T17"> VM from which memory has been reclaimed perform</text:span><text:span text:style-name="T19">s</text:span><text:span text:style-name="T17"> as if it had been configured with less </text:span><text:span text:style-name="T20">memory. Since ballooning totally depends on guest OS, <text:s/></text:span><text:span text:style-name="T15">ESX Server </text:span><text:span text:style-name="T20">has limited control if the balloon drivers are uninstalled or disabled explicitly or if the guest OS is </text:span><text:span text:style-name="T21">booting. Compared to <text:s/>c</text:span><text:span text:style-name="T15">onventional page replacement </text:span><text:span text:style-name="T21">the performance of ballooning is </text:span><text:span text:style-name="T22">faster</text:span><text:span text:style-name="T21">.When ballooning is not possible or insufficient, the system falls back to a paging mechanism. Memory is reclaimed by paging out to an ESX Server swap area on disk, without any guest involvement.</text:span></text:p>
      <text:p text:style-name="P8"><text:span text:style-name="T21"/></text:p>
      <text:p text:style-name="P9"><text:span text:style-name="T15">ESX Server supports </text:span><text:span text:style-name="T21">sharing memory between virtual </text:span><text:span text:style-name="T24">machines. Conventional</text:span><text:span text:style-name="T21"> transparent page sharing </text:span><text:span text:style-name="T23">introduced by Disco requires guest OS modifications </text:span><text:span text:style-name="T24">and thus cannot be used by </text:span><text:span text:style-name="T15">ESX Server. </text:span><text:span text:style-name="T25">ESX_Server supports Content-based Page Sharing wherein page copies are identified by their contents </text:span><text:span text:style-name="T26">and pages with identical contents can be shared. Hashing </text:span><text:span text:style-name="T27">is used to identify common pages, wherein <text:s/>a hash function computes a checksum of a page, <text:s/>which is used as a lookup key and chaining is used to handle </text:span><text:span text:style-name="T28">collisions. Comparing</text:span><text:span text:style-name="T27"> each page with every other page </text:span><text:span text:style-name="T28">is computationally heavy O(n*n),so in implementation it is done randomly.</text:span></text:p>
      <text:p text:style-name="P9"><text:span text:style-name="T28"/></text:p>
      <text:p text:style-name="P11"><text:span text:style-name="T28">E</text:span><text:span text:style-name="T1">SX Server provides quality-of-service guarantees to clients of varying importance .To achieve this ESX Server employs a new allocation algorithm </text:span><text:span text:style-name="T29">based on share-based allocation with Idle Memory Taxation. </text:span><text:span text:style-name="T30">Here a client is taxed more for an idle page than for one it is actively using. When memory is scarce, pages will be reclaimed preferentially from clients that are not actively using their full allocations. A tax rate specifies the maximum fraction of idle pages that may be reclaimed from a clien</text:span><text:span text:style-name="T31">t. ESX Server computes a target memory allocation for each VM based on both its share-based entitlement and an estimate of its working set using the algorithm. ESX Server <text:s/></text:span><text:span text:style-name="T32">provided </text:span><text:span text:style-name="T31">three basic parameters to control the allocation of memory to each VM: a min size, a max size, and memory </text:span><text:soft-page-break/><text:span text:style-name="T31">shares. The min size is a guaranteed lower bound on the amount of memory that will be allocated to the VM, even when memory is over-committed. The max size is the amount of “physical” memory configured for use by the guest OS running in the VM. Unless memory is </text:span><text:span text:style-name="T32">over committed</text:span><text:span text:style-name="T31">, VMs will be</text:span></text:p>
      <text:p text:style-name="P10"><text:span text:style-name="T31">allocated their max </text:span><text:span text:style-name="T33">size. </text:span><text:span text:style-name="T31">Memory shares entitle a VM to a fraction of physical memory, based on a proportional-share allocation policy.</text:span></text:p>
      <text:p text:style-name="P10"><text:span text:style-name="T31"/></text:p>
      <text:p text:style-name="P12"><text:span text:style-name="T31">E</text:span><text:span text:style-name="T1">SX Server <text:s/>provides admission control which ensures that sufficient unreserved memory and server swap space is available before a VM is allowed to power on. Machine memory must be reserved for : min size + overheads and the disk swap space must be reserved for <text:s/>max size – min </text:span><text:span text:style-name="T34">size. These</text:span><text:span text:style-name="T1"> reservation</text:span><text:span text:style-name="T34">s</text:span><text:span text:style-name="T1"> ensures the system is able to preserve VM memory under any circumstances.</text:span></text:p>
      <text:p text:style-name="P12"><text:span text:style-name="T1"/></text:p>
      <text:p text:style-name="P12"><text:span text:style-name="T31">E</text:span><text:span text:style-name="T1">SX Server </text:span><text:span text:style-name="T35">also </text:span><text:span text:style-name="T1">provides Dynamic Reallocation </text:span><text:span text:style-name="T35">wherein memory allocations are recomputed in response to changes to system-wide or per-VM allocation parameters,addition or removal of a VM to/from the system,changes in the amount of free memory that cross predefined thresholds or changes in idle memory estimates for each VM. Four thresholds </text:span><text:span text:style-name="T36">are defined </text:span><text:span text:style-name="T35">to reflect different reclamation states </text:span><text:span text:style-name="T36">and they are 1) </text:span><text:span text:style-name="T35">High (6% of system memory) <text:s/></text:span><text:span text:style-name="T36">wherein </text:span><text:span text:style-name="T35">no reclamation </text:span><text:span text:style-name="T36">is</text:span><text:span text:style-name="T35"> performed </text:span><text:span text:style-name="T36">2) </text:span><text:span text:style-name="T35">Soft <text:s/>(4% of system memory) </text:span><text:span text:style-name="T36">wherein </text:span><text:span text:style-name="T35">reclamation </text:span><text:span text:style-name="T36">is</text:span><text:span text:style-name="T35"> performed </text:span><text:span text:style-name="T36">through</text:span><text:span text:style-name="T35"> ballooning </text:span><text:span text:style-name="T36">or paging 3)</text:span><text:span text:style-name="T35">Hard (2% of system memory) <text:s/></text:span><text:span text:style-name="T36">wherein</text:span><text:span text:style-name="T35"> reclamation </text:span><text:span text:style-name="T36">is</text:span><text:span text:style-name="T35"> performed </text:span><text:span text:style-name="T36">through <text:s/></text:span><text:span text:style-name="T35">paging </text:span><text:span text:style-name="T36">and 4) </text:span><text:span text:style-name="T35">Low <text:s/>(1% of system memory) <text:s/></text:span><text:span text:style-name="T36">wherein</text:span><text:span text:style-name="T35"> reclamation </text:span><text:span text:style-name="T36">is</text:span><text:span text:style-name="T35"> performed </text:span><text:span text:style-name="T36">through <text:s/></text:span><text:span text:style-name="T35">paging paging </text:span><text:span text:style-name="T36">with</text:span><text:span text:style-name="T35"> execution of all VMs </text:span><text:span text:style-name="T42"><text:s/></text:span><text:span text:style-name="T35">block</text:span><text:span text:style-name="T36">ed.</text:span><text:span text:style-name="T35">In all states, system computes target allocations for VMs to drive the aggregate amount of free space above the high threshold </text:span><text:span text:style-name="T36">and the s</text:span><text:span text:style-name="T35">ystem transitions back to the next higher state only after significantly exceeding the higher threshold to prevent rapid state fluctuations.</text:span></text:p>
      <text:p text:style-name="P12"><text:span text:style-name="T35"/></text:p>
      <text:p text:style-name="P13"><text:span text:style-name="T35">To test their work, the authors </text:span><text:span text:style-name="T37">of <text:s/>the paper</text:span><text:span text:style-name="T35"> perform many benchmark tests </text:span><text:span text:style-name="T37">to </text:span><text:span text:style-name="T35">measure memory metrics. Experiments were carefully designed </text:span><text:span text:style-name="T39">and <text:s/>tested on ideal scenarios and real-life workloads.</text:span><text:span text:style-name="T35"> </text:span><text:span text:style-name="T39">The r</text:span><text:span text:style-name="T35">esults </text:span><text:span text:style-name="T38">back the ideas proposed in the paper </text:span><text:span text:style-name="T39">and showed that the overhead was nominal when compare to the advantages the proposal </text:span><text:span text:style-name="T40">provides. Thus the authors argue that their proposed methods provides efficient memory management </text:span><text:span text:style-name="T8">in VMware ESX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11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111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11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96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0835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693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top="0.0835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5in" fo:margin-right="0in" fo:margin-top="0.0835in" fo:margin-bottom="0in" loext:contextual-spacing="false" fo:line-height="100%" fo:text-align="center" style:justify-single-word="false" fo:text-indent="0in" style:auto-text-indent="false" style:writing-mode="lr-tb">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in" fo:margin-right="0in" fo:margin-top="0.0693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5in" fo:margin-right="0in" fo:margin-top="0.0626in" fo:margin-bottom="0in" loext:contextual-spacing="false" fo:line-height="100%" fo:text-align="center" style:justify-single-word="false" fo:text-indent="0in" style:auto-text-indent="false" style:writing-mode="lr-tb">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in" fo:margin-right="0in" fo:margin-top="0.0555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Lohit Devanagari" fo:font-family="'Lohit Devanagari'"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end"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3366" style:text-outline="false" style:text-line-through-style="none" style:text-line-through-type="none" style:font-name="Lohit Devanagari" fo:font-family="'Lohit Devanagari'" style:font-family-generic="roma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835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20907c" officeooo:paragraph-rsid="0020907c"/>
    </style:style>
    <style:page-layout style:name="Mpm1">
      <style:page-layout-properties fo:page-width="8.5in" fo:page-height="11in" style:num-format="1" style:print-orientation="portrait" fo:margin-top="0.291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6252in" fo:margin-left="0in" fo:margin-right="0in" fo:margin-bottom="0.1965in"/>
      </style:header-style>
      <style:footer-style/>
    </style:page-layout>
  </office:automatic-styles>
  <office:master-styles>
    <style:master-page style:name="Standard" style:page-layout-name="Mpm1">
      <style:header>
        <text:p text:style-name="MP1">Shashi Shivaraju</text:p>
        <text:p text:style-name="MP1">XID:C88650674</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1:59:29.701389914</meta:creation-date>
    <meta:generator>LibreOffice/6.0.7.3$Linux_X86_64 LibreOffice_project/00m0$Build-3</meta:generator>
    <dc:date>2019-04-11T04:32:48.694824129</dc:date>
    <meta:editing-duration>PT15H33M22S</meta:editing-duration>
    <meta:editing-cycles>199</meta:editing-cycles>
    <meta:document-statistic meta:table-count="0" meta:image-count="0" meta:object-count="0" meta:page-count="2" meta:paragraph-count="13" meta:word-count="967" meta:character-count="6217" meta:non-whitespace-character-count="5242"/>
  </office:meta>
</office:document-meta>
</file>